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MI Calc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our BMI:</text:p>
          </table:table-cell>
          <table:table-cell table:style-name="ce1" table:formula="of:=[.B3]/POWER([.B2]/100;2)" office:value-type="float" office:value="21.6049382716049" calcext:value-type="float">
            <text:p>21.6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8:10:14.160464000</meta:creation-date>
    <dc:date>2016-03-16T18:11:48.829843000</dc:date>
    <meta:editing-duration>P0D</meta:editing-duration>
    <meta:editing-cycles>1</meta:editing-cycles>
    <meta:document-statistic meta:table-count="1" meta:cell-count="9" meta:object-count="0"/>
    <meta:generator>LibreOffice/4.1.6.2$MacOSX_x86 LibreOffice_project/40ff705089295be5be0aae9b15123f687c05b0a</meta:generator>
  </office:meta>
</office:document-meta>
</file>